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loext:graphic-properties draw:fill="solid" draw:fill-color="#ffffff"/>
      <style:paragraph-properties fo:margin-left="0.5in" fo:margin-right="0in" fo:margin-top="0.2083in" fo:margin-bottom="0.111in" loext:contextual-spacing="true" fo:line-height="110%" fo:keep-together="auto" fo:text-indent="-0.25in" style:auto-text-indent="false" fo:background-color="#ffffff" fo:padding="0in" fo:border="none" fo:keep-with-next="auto"/>
    </style:style>
    <style:style style:name="P10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96gfmw19f4nx"/>Anotar links i referències de documents</text:p>
      <text:p text:style-name="P1"/>
      <text:p text:style-name="P1">Drets dels vianants</text:p>
      <text:list xml:id="list773181591022017690" text:style-name="WWNum3">
        <text:list-item>
          <text:p text:style-name="P2"><text:a xlink:type="simple" xlink:href="https://www.diba.cat/c/document_library/get_file?uuid=246cdcd3-0c1b-4056-9573-115f2eb986b3&amp;groupId=7294824" text:style-name="Internet_20_link" text:visited-style-name="Visited_20_Internet_20_Link"><text:span text:style-name="T1">Carta Europea de Drets dels vianants</text:span></text:a> (1988)</text:p>
        </text:list-item>
        <text:list-item>
          <text:p text:style-name="P2"><text:a xlink:type="simple" xlink:href="http://www.catalunyacamina.org/" text:style-name="Internet_20_link" text:visited-style-name="Visited_20_Internet_20_Link"><text:span text:style-name="T1">Associació Catalunya Camina</text:span></text:a> de defensa dels drets dels vianants a la ciutat.</text:p>
        </text:list-item>
        <text:list-item>
          <text:p text:style-name="P2"><text:a xlink:type="simple" xlink:href="https://www.facebook.com/Pas-a-Pas-Caldes-de-Montbui-549312435086989/" text:style-name="Internet_20_link" text:visited-style-name="Visited_20_Internet_20_Link"><text:span text:style-name="T1">Col·lectiu “pas a pas”</text:span></text:a> de Caldes de Montbui</text:p>
        </text:list-item>
      </text:list>
      <text:p text:style-name="P1"/>
      <text:p text:style-name="P1">Ciutat dels infants</text:p>
      <text:list xml:id="list7853546167473755123" text:style-name="WWNum1">
        <text:list-item>
          <text:p text:style-name="P3">Francesco Tonucci “La ciutat dels infants” (<text:a xlink:type="simple" xlink:href="https://www.casadellibro.com/libro-ciutat-dels-infants-la/9788448905118/591791" text:style-name="Internet_20_link" text:visited-style-name="Visited_20_Internet_20_Link"><text:span text:style-name="T1">fitxa casa del libro</text:span></text:a> - ). Llibre referent de l’adaptació de la ciutat als infants per fer-la més humana. Referent de la defensa dels drets dels vianants i la pacificació del trànsit.</text:p>
        </text:list-item>
        <text:list-item>
          <text:p text:style-name="P3"><text:a xlink:type="simple" xlink:href="http://www.xtec.cat/~jortiz15/infant.htm" text:style-name="Internet_20_link" text:visited-style-name="Visited_20_Internet_20_Link"><text:span text:style-name="T1">Extractes a XTEC</text:span></text:a>.</text:p>
        </text:list-item>
      </text:list>
      <text:p text:style-name="P1"/>
      <text:p text:style-name="P1">Video mobilitat del futur</text:p>
      <text:p text:style-name="P1"/>
      <text:list xml:id="list5904580996311749026" text:style-name="WWNum6">
        <text:list-item>
          <text:p text:style-name="P4">2 Videos molt interessants sobre la mobilitat del futur. Iñaki Gabilondo entrevista l’expert Tony Seba: </text:p>
          <text:list>
            <text:list-item>
              <text:p text:style-name="P10"><text:a xlink:type="simple" xlink:href="https://www.youtube.com/watch?v=7s2MH74VkE4" text:style-name="Internet_20_link" text:visited-style-name="Visited_20_Internet_20_Link"><text:span text:style-name="T1">Cuando ya no esté: Energía y transporte con Tony Seba (Parte 1/2) | #0</text:span></text:a></text:p>
            </text:list-item>
            <text:list-item>
              <text:p text:style-name="P10"><text:a xlink:type="simple" xlink:href="https://www.youtube.com/watch?v=RlfXKyABC8s&amp;t=308s" text:style-name="Internet_20_link" text:visited-style-name="Visited_20_Internet_20_Link"><text:span text:style-name="T1">Cuando ya no esté: Energía y transporte con Tony Seba (Parte 2/2) | #0</text:span></text:a></text:p>
            </text:list-item>
          </text:list>
        </text:list-item>
      </text:list>
      <text:p text:style-name="P1"/>
      <text:p text:style-name="P1">Sobre Ciclologística:</text:p>
      <text:list xml:id="list3868055350243685249" text:style-name="WWNum5">
        <text:list-item>
          <text:p text:style-name="P5"><text:a xlink:type="simple" xlink:href="http://www.zonalogistica.com/articulos-especializados/bici-distribucion-urbana-de-mercancias/" text:style-name="Internet_20_link" text:visited-style-name="Visited_20_Internet_20_Link"><text:span text:style-name="T1">Bici-Distribución urbana de mercancías</text:span></text:a>. Katherine Carrillo Herrera. 12/1/2017. ZonaLogística</text:p>
          <text:list>
            <text:list-item>
              <text:p text:style-name="P11">Arguments i dades sobre avantatges de la distribució logística amb cargobicis. En el darrer 1,5Km (darrera milla) la distribució és majoritariament inferior a 150Kg i els vehicles que ho fan tradicionalment contaminen i generen problemes als vianants, de saturació de trànsit i/o al paviment. </text:p>
            </text:list-item>
          </text:list>
        </text:list-item>
        <text:list-item>
          <text:p text:style-name="P5"><text:a xlink:type="simple" xlink:href="http://federation.cyclelogistics.eu/" text:style-name="Internet_20_link" text:visited-style-name="Visited_20_Internet_20_Link"><text:span text:style-name="T1">Federació Europea de Ciclologística</text:span></text:a></text:p>
        </text:list-item>
        <text:list-item>
          <text:p text:style-name="P5">Cooperativa de segon grau SomEcologística <text:a xlink:type="simple" xlink:href="https://twitter.com/Somecologistica" text:style-name="Internet_20_link" text:visited-style-name="Visited_20_Internet_20_Link"><text:span text:style-name="T1">https://twitter.com/Somecologistica</text:span></text:a></text:p>
          <text:list>
            <text:list-item>
              <text:p text:style-name="P11"><text:a xlink:type="simple" xlink:href="http://www.biciclot.coop/" text:style-name="Internet_20_link" text:visited-style-name="Visited_20_Internet_20_Link"><text:span text:style-name="T1">Cooperativa BiciClot</text:span></text:a></text:p>
            </text:list-item>
            <text:list-item>
              <text:p text:style-name="P11"><text:a xlink:type="simple" xlink:href="http://www.vanapedal.eu/ca/" text:style-name="Internet_20_link" text:visited-style-name="Visited_20_Internet_20_Link"><text:span text:style-name="T1">Van a pedal</text:span></text:a></text:p>
            </text:list-item>
          </text:list>
        </text:list-item>
      </text:list>
      <text:p text:style-name="P1"/>
      <text:p text:style-name="P1"><text:soft-page-break/>Sobre camins escolars:</text:p>
      <text:list xml:id="list5978033080297674410" text:style-name="WWNum4">
        <text:list-item>
          <text:p text:style-name="P6"><text:a xlink:type="simple" xlink:href="https://www.diba.cat/web/entorn-urba-i-salut/camins-escolars" text:style-name="Internet_20_link" text:visited-style-name="Visited_20_Internet_20_Link"><text:span text:style-name="T1">Camins escolars</text:span></text:a>. Diputació de Barcelona.</text:p>
        </text:list-item>
        <text:list-item>
          <text:p text:style-name="P8"><text:a xlink:type="simple" xlink:href="http://www.diba.cat/c/document_library/get_file?uuid=949fee6f-7dd5-47aa-8090-58594363900f&amp;groupId=7294824" text:style-name="Internet_20_link" text:visited-style-name="Visited_20_Internet_20_Link"><text:span text:style-name="T1">Realització d'un camí escolar amb la participació de voluntaris</text:span></text:a> - Cabrera de Mar</text:p>
        </text:list-item>
        <text:list-item>
          <text:p text:style-name="P8"><text:a xlink:type="simple" xlink:href="http://ajuntament.barcelona.cat/educacio/ca/camins-escolars" text:style-name="Internet_20_link" text:visited-style-name="Visited_20_Internet_20_Link"><text:span text:style-name="T1">Portal camins escolars</text:span></text:a> de l’Ajuntament de Barcelona</text:p>
        </text:list-item>
        <text:list-item>
          <text:p text:style-name="P8"><text:a xlink:type="simple" xlink:href="https://www.youtube.com/watch?v=Dbs3mdcQkTw" text:style-name="Internet_20_link" text:visited-style-name="Visited_20_Internet_20_Link"><text:span text:style-name="T1">Bus escolar a Peu</text:span></text:a> – Palafrugell [vídeo]</text:p>
        </text:list-item>
        <text:list-item>
          <text:p text:style-name="P8"><text:a xlink:type="simple" xlink:href="https://www.youtube.com/watch?v=bOmde2fsi7Y" text:style-name="Internet_20_link" text:visited-style-name="Visited_20_Internet_20_Link"><text:span text:style-name="T1">Camins escolars segurs</text:span></text:a> - Gavà [vídeo]</text:p>
        </text:list-item>
      </text:list>
      <text:p text:style-name="P1"/>
      <text:p text:style-name="P1">SmartCity i vianants</text:p>
      <text:list xml:id="list1234843712416894932" text:style-name="WWNum2">
        <text:list-item>
          <text:p text:style-name="P9"><text:a xlink:type="simple" xlink:href="https://www.youtube.com/watch?v=XJCQ0RFFKPo" text:style-name="Internet_20_link" text:visited-style-name="Visited_20_Internet_20_Link"><text:span text:style-name="T1">Bringing Pedestrians and Bikes Back to the City</text:span></text:a>. <text:a xlink:type="simple" xlink:href="http://www.smartcityexpo.com/en/agenda-2017/-/agenda-actividades/Bringing-Pedestrians-and-Bikes-Back-to-the-City-/3446" text:style-name="Internet_20_link" text:visited-style-name="Visited_20_Internet_20_Link"><text:span text:style-name="T1">Sessió temàtica</text:span></text:a> al Congrés SmartCityExpo. Barcelona [vídeo]. Sobre mobilitat no motoritzada a la ciutat i solucions tecnològiques.</text:p>
        </text:list-item>
        <text:list-item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286" meta:character-count="1789" meta:non-whitespace-character-count="1548"/>
    <meta:generator>LibreOfficeDev/5.1.0.3$Linux_X86_64 LibreOffice_project/</meta:generator>
  </office:meta>
</office:document-meta>
</file>